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T1" style:family="text">
      <style:text-properties officeooo:rsid="000340ea"/>
    </style:style>
    <style:style style:name="T2" style:family="text">
      <style:text-properties officeooo:rsid="0003c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kcijos uzrasomos Pradedant is didziosios raides( jei yra funkcijos pavadinimas is daugiau zodziu tada kiekvienas pradedamas is didziosios raides</text:p>
      <text:p text:style-name="Standard">funkcijos parametrai irasomi eiliskumo tvarka: int, Node (jei butu daugiau kintamuju, tai Node vistiek butu paskutinis</text:p>
      <text:p text:style-name="Standard">{ } aprasas :</text:p>
      <text:p text:style-name="Standard">FunkcijosPavadinimas(...){</text:p>
      <text:p text:style-name="Standard">...</text:p>
      <text:p text:style-name="Standard">}</text:p>
      <text:p text:style-name="Standard">if(){</text:p>
      <text:p text:style-name="Standard">...</text:p>
      <text:p text:style-name="Standard">}</text:p>
      <text:p text:style-name="Standard">Rodykliu * ra<text:span text:style-name="T1">s</text:span>omos prie kintamojo, o ne jo tipo (PVZ: <text:span text:style-name="T2">N</text:span>ode *first, *last)</text:p>
      <text:p text:style-name="Standard">Tarp *, +, /, %,= dedame tarpus (PVZ: last-&gt;number = rand() % MAX)</text:p>
      <text:p text:style-name="Standard"/>
      <text:p text:style-name="Standard">Kintamuju vardai pradedami is mazosios raides, jei susideda is daugiau zodziu tai sekanti rasome is didziosios PVZ: int name, bigName;</text:p>
      <text:p text:style-name="Standard"/>
      <text:p text:style-name="Standard">Komentarams rasyti naudojame //, juos rašome desineje kodo dalies, kuria norime komentuot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09:42:21.264120207</meta:creation-date>
    <dc:date>2020-12-22T09:46:01.143253526</dc:date>
    <meta:editing-duration>PT3M4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3" meta:word-count="103" meta:character-count="681" meta:non-whitespace-character-count="591"/>
  </office:meta>
</office:document-meta>
</file>